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fill="solid" draw:fill-color="#b3b3b3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41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2cm" fo:min-width="0.74cm"/>
    </style:style>
    <style:style style:name="gr10" style:family="graphic" style:parent-style-name="measure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61cm"/>
    </style:style>
    <style:style style:name="gr1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text-shadow="none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text-shadow="none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4.605cm" svg:height="8.255cm" svg:x="4.81cm" svg:y="6.715cm">
          <text:p/>
        </draw:rect>
        <draw:circle draw:style-name="gr2" draw:text-style-name="P1" draw:id="id4" draw:layer="layout" svg:width="0.635cm" svg:height="0.635cm" svg:x="6.715cm" svg:y="9.89cm">
          <text:p/>
        </draw:circle>
        <draw:circle draw:style-name="gr2" draw:text-style-name="P1" draw:id="id3" draw:layer="layout" svg:width="0.635cm" svg:height="0.635cm" svg:x="6.715cm" svg:y="11.16cm">
          <text:p/>
        </draw:circle>
        <draw:circle draw:style-name="gr2" draw:text-style-name="P1" draw:id="id7" draw:layer="layout" svg:width="0.635cm" svg:height="0.635cm" svg:x="10.185cm" svg:y="9.89cm">
          <text:p/>
        </draw:circle>
        <draw:circle draw:style-name="gr3" draw:text-style-name="P1" draw:id="id6" draw:layer="layout" svg:width="0.635cm" svg:height="0.635cm" svg:x="6.715cm" svg:y="2.905cm">
          <text:p/>
        </draw:circle>
        <draw:circle draw:style-name="gr2" draw:text-style-name="P1" draw:id="id2" draw:layer="layout" svg:width="0.635cm" svg:height="0.635cm" svg:x="6.715cm" svg:y="16.875cm">
          <text:p/>
        </draw:circle>
        <draw:circle draw:style-name="gr2" draw:text-style-name="P1" draw:id="id1" draw:layer="layout" svg:width="0.635cm" svg:height="0.635cm" svg:x="6.715cm" svg:y="18.78cm">
          <text:p/>
        </draw:circle>
        <draw:circle draw:style-name="gr2" draw:text-style-name="P1" draw:id="id8" draw:layer="layout" svg:width="0.635cm" svg:height="0.635cm" svg:x="10.185cm" svg:y="8.62cm">
          <text:p/>
        </draw:circle>
        <draw:circle draw:style-name="gr2" draw:text-style-name="P1" draw:id="id5" draw:layer="layout" svg:width="0.635cm" svg:height="0.635cm" svg:x="6.715cm" svg:y="7.35cm">
          <text:p/>
        </draw:circle>
        <draw:connector draw:style-name="gr4" draw:text-style-name="P1" draw:layer="layout" draw:type="line" svg:x1="7.032cm" svg:y1="18.78cm" svg:x2="7.032cm" svg:y2="17.51cm" draw:start-shape="id1" draw:start-glue-point="0" draw:end-shape="id2" draw:end-glue-point="2" svg:d="m7032 18780v-1270">
          <text:p/>
        </draw:connector>
        <draw:connector draw:style-name="gr4" draw:text-style-name="P1" draw:layer="layout" draw:type="line" svg:x1="7.032cm" svg:y1="16.875cm" svg:x2="7.032cm" svg:y2="11.795cm" draw:start-shape="id2" draw:start-glue-point="0" draw:end-shape="id3" draw:end-glue-point="2" svg:d="m7032 16875v-5080">
          <text:p/>
        </draw:connector>
        <draw:connector draw:style-name="gr4" draw:text-style-name="P1" draw:layer="layout" draw:type="line" svg:x1="7.032cm" svg:y1="11.16cm" svg:x2="7.032cm" svg:y2="10.525cm" draw:start-shape="id3" draw:start-glue-point="0" draw:end-shape="id4" draw:end-glue-point="2" svg:d="m7032 11160v-635">
          <text:p/>
        </draw:connector>
        <draw:connector draw:style-name="gr4" draw:text-style-name="P1" draw:layer="layout" draw:type="line" svg:x1="7.032cm" svg:y1="9.89cm" svg:x2="7.032cm" svg:y2="7.985cm" draw:start-shape="id4" draw:start-glue-point="0" draw:end-shape="id5" draw:end-glue-point="2" svg:d="m7032 9890v-1905">
          <text:p/>
        </draw:connector>
        <draw:connector draw:style-name="gr4" draw:text-style-name="P1" draw:layer="layout" draw:type="line" svg:x1="7.032cm" svg:y1="7.35cm" svg:x2="7.032cm" svg:y2="3.54cm" draw:start-shape="id5" draw:start-glue-point="0" draw:end-shape="id6" draw:end-glue-point="2" svg:d="m7032 7350v-3810">
          <text:p/>
        </draw:connector>
        <draw:connector draw:style-name="gr4" draw:text-style-name="P1" draw:layer="layout" draw:type="line" svg:x1="7.35cm" svg:y1="10.207cm" svg:x2="10.185cm" svg:y2="10.207cm" draw:start-shape="id4" draw:start-glue-point="1" draw:end-shape="id7" draw:end-glue-point="3" svg:d="m7350 10207h2835">
          <text:p/>
        </draw:connector>
        <draw:connector draw:style-name="gr4" draw:text-style-name="P1" draw:layer="layout" draw:type="line" svg:x1="10.502cm" svg:y1="9.89cm" svg:x2="10.502cm" svg:y2="9.255cm" draw:start-shape="id7" draw:start-glue-point="0" draw:end-shape="id8" draw:end-glue-point="2" svg:d="m10502 9890v-635">
          <text:p/>
        </draw:connector>
        <draw:frame draw:style-name="gr5" draw:text-style-name="P2" draw:layer="layout" svg:width="3.783cm" svg:height="0.806cm" svg:x="10.285cm" svg:y="6.715cm">
          <draw:text-box>
            <text:p><text:span text:style-name="T1">Sliding window</text:span></text:p>
          </draw:text-box>
        </draw:frame>
        <draw:line draw:style-name="gr6" draw:text-style-name="P3" draw:layer="layout" svg:x1="3.54cm" svg:y1="25.13cm" svg:x2="3.54cm" svg:y2="1cm">
          <text:p text:style-name="P1"><text:span text:style-name="T2">Time</text:span></text:p>
          <text:p text:style-name="P1"><text:span text:style-name="T2"/></text:p>
        </draw:line>
        <draw:frame draw:style-name="gr7" draw:text-style-name="P4" draw:layer="layout" svg:width="1.45cm" svg:height="0.725cm" svg:x="7.303cm" svg:y="18.453cm">
          <draw:text-box>
            <text:p><text:span text:style-name="T3">0.1.2</text:span></text:p>
          </draw:text-box>
        </draw:frame>
        <draw:frame draw:style-name="gr7" draw:text-style-name="P4" draw:layer="layout" svg:width="1.45cm" svg:height="0.725cm" svg:x="7.303cm" svg:y="16.548cm">
          <draw:text-box>
            <text:p><text:span text:style-name="T3">0.1.6</text:span></text:p>
          </draw:text-box>
        </draw:frame>
        <draw:frame draw:style-name="gr7" draw:text-style-name="P4" draw:layer="layout" svg:width="1.45cm" svg:height="0.725cm" svg:x="7.303cm" svg:y="11.16cm">
          <draw:text-box>
            <text:p><text:span text:style-name="T3">0.2.1</text:span></text:p>
          </draw:text-box>
        </draw:frame>
        <draw:frame draw:style-name="gr7" draw:text-style-name="P4" draw:layer="layout" svg:width="1.45cm" svg:height="0.725cm" svg:x="7.203cm" svg:y="9.363cm">
          <draw:text-box>
            <text:p><text:span text:style-name="T3">0.2.3</text:span></text:p>
          </draw:text-box>
        </draw:frame>
        <draw:frame draw:style-name="gr7" draw:text-style-name="P4" draw:layer="layout" svg:width="1.45cm" svg:height="0.725cm" svg:x="7.203cm" svg:y="7.35cm">
          <draw:text-box>
            <text:p><text:span text:style-name="T3">0.2.5</text:span></text:p>
          </draw:text-box>
        </draw:frame>
        <draw:frame draw:style-name="gr7" draw:text-style-name="P4" draw:layer="layout" svg:width="1.45cm" svg:height="0.725cm" svg:x="10.82cm" svg:y="9.89cm">
          <draw:text-box>
            <text:p><text:span text:style-name="T3">0.2.3</text:span></text:p>
          </draw:text-box>
        </draw:frame>
        <draw:frame draw:style-name="gr7" draw:text-style-name="P4" draw:layer="layout" svg:width="1.45cm" svg:height="0.725cm" svg:x="10.82cm" svg:y="8.62cm">
          <draw:text-box>
            <text:p><text:span text:style-name="T3">0.2.6</text:span></text:p>
          </draw:text-box>
        </draw:frame>
        <draw:frame draw:style-name="gr7" draw:text-style-name="P4" draw:layer="layout" svg:width="1.45cm" svg:height="0.725cm" svg:x="7.31cm" svg:y="2.74cm">
          <draw:text-box>
            <text:p><text:span text:style-name="T3">0.3.1</text:span></text:p>
          </draw:text-box>
        </draw:frame>
        <draw:line draw:style-name="gr8" draw:text-style-name="P1" draw:layer="layout" svg:x1="10.525cm" svg:y1="11.795cm" svg:x2="7.35cm" svg:y2="10.525cm">
          <text:p/>
        </draw:line>
        <draw:frame draw:style-name="gr9" draw:text-style-name="P4" draw:layer="layout" svg:width="3.995cm" svg:height="1.199cm" svg:x="9.99cm" svg:y="11.795cm">
          <draw:text-box>
            <text:p><text:span text:style-name="T3">upstream is forked</text:span></text:p>
            <text:p><text:span text:style-name="T3">Into project B</text:span></text:p>
          </draw:text-box>
        </draw:frame>
        <draw:measure draw:style-name="gr10" draw:text-style-name="P1" draw:layer="measurelines" svg:x1="17.51cm" svg:y1="14.97cm" svg:x2="17.51cm" svg:y2="20.685cm">
          <text:p text:style-name="P1">Packaged not seen</text:p>
          <text:p text:style-name="P1">By package manager</text:p>
        </draw:measure>
        <draw:measure draw:style-name="gr10" draw:text-style-name="P1" draw:layer="measurelines" svg:x1="17.51cm" svg:y1="6.715cm" svg:x2="17.51cm" svg:y2="14.97cm">
          <text:p text:style-name="P5"><text:span text:style-name="T4">Packaged seen </text:span></text:p>
          <text:p text:style-name="P5"><text:span text:style-name="T4">by package manager</text:span></text:p>
        </draw:measure>
        <draw:measure draw:style-name="gr10" draw:text-style-name="P1" draw:layer="measurelines" svg:x1="17.51cm" svg:y1="1cm" svg:x2="17.51cm" svg:y2="6.715cm">
          <text:p text:style-name="P5"><text:span text:style-name="T4">Unpackaged &amp; available</text:span></text:p>
        </draw:measure>
        <draw:line draw:style-name="gr4" draw:text-style-name="P1" draw:layer="layout" svg:x1="17.51cm" svg:y1="1cm" svg:x2="4.81cm" svg:y2="1cm">
          <text:p/>
        </draw:line>
        <draw:line draw:style-name="gr4" draw:text-style-name="P1" draw:layer="layout" svg:x1="17.51cm" svg:y1="20.685cm" svg:x2="4.81cm" svg:y2="20.685cm">
          <text:p/>
        </draw:line>
        <draw:circle draw:style-name="gr3" draw:text-style-name="P1" draw:id="id9" draw:layer="layout" svg:width="0.635cm" svg:height="0.635cm" svg:x="6.715cm" svg:y="21.955cm">
          <text:p/>
        </draw:circle>
        <draw:frame draw:style-name="gr7" draw:text-style-name="P4" draw:layer="layout" svg:width="1.45cm" svg:height="0.725cm" svg:x="7.31cm" svg:y="21.955cm">
          <draw:text-box>
            <text:p><text:span text:style-name="T3">0.1.0</text:span></text:p>
          </draw:text-box>
        </draw:frame>
        <draw:connector draw:style-name="gr4" draw:text-style-name="P1" draw:layer="layout" draw:type="line" svg:x1="7.032cm" svg:y1="21.955cm" svg:x2="7.032cm" svg:y2="19.415cm" draw:start-shape="id9" draw:start-glue-point="0" draw:end-shape="id1" draw:end-glue-point="2" svg:d="m7032 21955v-2540">
          <text:p/>
        </draw:connector>
        <draw:line draw:style-name="gr4" draw:text-style-name="P1" draw:layer="layout" svg:x1="4.81cm" svg:y1="25.13cm" svg:x2="18.145cm" svg:y2="25.13cm">
          <text:p/>
        </draw:line>
        <draw:measure draw:style-name="gr10" draw:text-style-name="P1" draw:layer="measurelines" svg:x1="17.51cm" svg:y1="20.685cm" svg:x2="17.51cm" svg:y2="25.13cm">
          <text:p text:style-name="P5"><text:span text:style-name="T4">Never packaged</text:span></text:p>
        </draw:measure>
        <draw:circle draw:style-name="gr3" draw:text-style-name="P1" draw:layer="layout" svg:width="0.635cm" svg:height="0.635cm" svg:x="6.845cm" svg:y="25.8cm">
          <text:p/>
        </draw:circle>
        <draw:circle draw:style-name="gr2" draw:text-style-name="P1" draw:layer="layout" svg:width="0.635cm" svg:height="0.635cm" svg:x="6.845cm" svg:y="26.735cm">
          <text:p/>
        </draw:circle>
        <draw:frame draw:style-name="gr11" draw:text-style-name="P4" draw:layer="layout" svg:width="7.8cm" svg:height="0.725cm" svg:x="7.48cm" svg:y="25.665cm">
          <draw:text-box>
            <text:p><text:span text:style-name="T3">Available release but not packaged yet</text:span></text:p>
          </draw:text-box>
        </draw:frame>
        <draw:frame draw:style-name="gr12" draw:text-style-name="P4" draw:layer="layout" svg:width="4.583cm" svg:height="0.725cm" svg:x="7.48cm" svg:y="26.608cm">
          <draw:text-box>
            <text:p><text:span text:style-name="T3">Available &amp; packaged</text:span></text:p>
          </draw:text-box>
        </draw:frame>
        <draw:custom-shape draw:style-name="gr13" draw:text-style-name="P1" draw:layer="layout" svg:width="0.635cm" svg:height="0.635cm" svg:x="6.4cm" svg:y="19.31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3" draw:text-style-name="P1" draw:layer="layout" svg:width="0.635cm" svg:height="0.635cm" svg:x="6.4cm" svg:y="19.9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3" draw:text-style-name="P1" draw:layer="layout" svg:width="0.635cm" svg:height="0.635cm" svg:x="6.4cm" svg:y="16.575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3" draw:text-style-name="P1" draw:layer="layout" svg:width="0.635cm" svg:height="0.635cm" svg:x="6.401cm" svg:y="21.516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3" draw:text-style-name="P1" draw:layer="layout" svg:width="0.635cm" svg:height="0.635cm" svg:x="6.401cm" svg:y="17.416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3" draw:text-style-name="P1" draw:layer="layout" svg:width="0.635cm" svg:height="0.635cm" svg:x="6.401cm" svg:y="15.376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3" draw:text-style-name="P1" draw:layer="layout" svg:width="0.635cm" svg:height="0.635cm" svg:x="6.401cm" svg:y="15.076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3" draw:text-style-name="P1" draw:layer="layout" svg:width="0.635cm" svg:height="0.635cm" svg:x="6.401cm" svg:y="14.176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3" draw:text-style-name="P1" draw:layer="layout" svg:width="0.635cm" svg:height="0.635cm" svg:x="6.401cm" svg:y="12.276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3" draw:text-style-name="P1" draw:layer="layout" svg:width="0.635cm" svg:height="0.635cm" svg:x="6.402cm" svg:y="10.877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3" draw:text-style-name="P1" draw:layer="layout" svg:width="0.635cm" svg:height="0.635cm" svg:x="6.402cm" svg:y="9.677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3" draw:text-style-name="P1" draw:layer="layout" svg:width="0.635cm" svg:height="0.635cm" svg:x="6.402cm" svg:y="8.677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3" draw:text-style-name="P1" draw:layer="layout" svg:width="0.635cm" svg:height="0.635cm" svg:x="6.402cm" svg:y="6.977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3" draw:text-style-name="P1" draw:layer="layout" svg:width="0.635cm" svg:height="0.635cm" svg:x="6.402cm" svg:y="3.977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3" draw:text-style-name="P1" draw:layer="layout" svg:width="0.635cm" svg:height="0.635cm" svg:x="6.403cm" svg:y="4.378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3" draw:text-style-name="P1" draw:layer="layout" svg:width="0.635cm" svg:height="0.635cm" svg:x="6.403cm" svg:y="2.578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3" draw:text-style-name="P1" draw:layer="layout" svg:width="0.635cm" svg:height="0.635cm" svg:x="6.403cm" svg:y="1.678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3" draw:text-style-name="P1" draw:layer="layout" svg:width="0.635cm" svg:height="0.635cm" svg:x="6.403cm" svg:y="1.178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3" draw:text-style-name="P1" draw:layer="layout" svg:width="0.635cm" svg:height="0.635cm" svg:x="6.88cm" svg:y="27.5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2" draw:text-style-name="P4" draw:layer="layout" svg:width="5.87cm" svg:height="0.725cm" svg:x="7.481cm" svg:y="27.508cm">
          <draw:text-box>
            <text:p><text:span text:style-name="T3">VCS commit (from project A)</text:span></text:p>
          </draw:text-box>
        </draw:frame>
        <draw:custom-shape draw:style-name="gr13" draw:text-style-name="P1" draw:layer="layout" svg:width="0.635cm" svg:height="0.635cm" svg:x="6.401cm" svg:y="18.516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7.05cm" svg:y1="2.905cm" svg:x2="7.05cm" svg:y2="1.635cm">
          <text:p/>
        </draw:line>
        <draw:frame draw:style-name="gr7" draw:text-style-name="P4" draw:layer="layout" svg:width="2.153cm" svg:height="0.725cm" svg:x="5.78cm" svg:y="22.825cm">
          <draw:text-box>
            <text:p><text:span text:style-name="T3">project A</text:span></text:p>
          </draw:text-box>
        </draw:frame>
        <draw:frame draw:style-name="gr7" draw:text-style-name="P4" draw:layer="layout" svg:width="2.178cm" svg:height="0.725cm" svg:x="9.995cm" svg:y="10.525cm">
          <draw:text-box>
            <text:p><text:span text:style-name="T3">project 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04T02:46:53</meta:creation-date>
    <dc:date>2011-03-09T01:51:20</dc:date>
    <meta:editing-duration>PT06H02M20S</meta:editing-duration>
    <meta:editing-cycles>46</meta:editing-cycles>
    <meta:generator>OpenOffice.org/3.2$Unix OpenOffice.org_project/320m18$Build-9502</meta:generator>
    <meta:document-statistic meta:object-count="66"/>
  </office:meta>
</office:document-meta>
</file>